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olumn5" style:family="table-column">
      <style:table-column-properties style:column-width="6.693in" style:use-optimal-column-width="false"/>
    </style:style>
    <style:style style:name="Table4" style:family="table">
      <style:table-properties style:width="6.693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5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1" style:parent-style-name="TableContents" style:family="paragraph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23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ableColumn25" style:family="table-column">
      <style:table-column-properties style:column-width="1.6145in" style:use-optimal-column-width="false"/>
    </style:style>
    <style:style style:name="TableColumn26" style:family="table-column">
      <style:table-column-properties style:column-width="1.7708in" style:use-optimal-column-width="false"/>
    </style:style>
    <style:style style:name="TableColumn27" style:family="table-column">
      <style:table-column-properties style:column-width="1.577in" style:use-optimal-column-width="false"/>
    </style:style>
    <style:style style:name="TableColumn28" style:family="table-column">
      <style:table-column-properties style:column-width="1.6541in" style:use-optimal-column-width="false"/>
    </style:style>
    <style:style style:name="Table24" style:family="table">
      <style:table-properties style:width="6.6166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P74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7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77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78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8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3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84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85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86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7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88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89" style:parent-style-name="TableContents" style:list-style-name="LFO1" style:family="paragraph">
      <style:text-properties style:font-name="Calibri" style:font-name-complex="Calibri" fo:font-size="11pt" style:font-size-asian="11pt" style:font-size-complex="11pt"/>
    </style:style>
    <style:style style:name="P9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91" style:parent-style-name="TableContents" style:list-style-name="LFO5" style:family="paragraph">
      <style:text-properties style:font-name="Calibri" style:font-name-complex="Calibri" fo:font-size="11pt" style:font-size-asian="11pt" style:font-size-complex="11pt"/>
    </style:style>
    <style:style style:name="P92" style:parent-style-name="TableContents" style:list-style-name="LFO5" style:family="paragraph">
      <style:text-properties style:font-name="Calibri" style:font-name-complex="Calibri" fo:font-size="11pt" style:font-size-asian="11pt" style:font-size-complex="11pt"/>
    </style:style>
    <style:style style:name="P93" style:parent-style-name="TableContents" style:list-style-name="LFO5" style:family="paragraph">
      <style:text-properties style:font-name="Calibri" style:font-name-complex="Calibri"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97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98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9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10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1" style:parent-style-name="TableContents" style:list-style-name="LFO3" style:family="paragraph">
      <style:text-properties style:font-name="Calibri" style:font-name-complex="Calibri" fo:font-size="11pt" style:font-size-asian="11pt" style:font-size-complex="11pt"/>
    </style:style>
    <style:style style:name="P10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3" style:parent-style-name="TableContents" style:list-style-name="LFO7" style:family="paragraph">
      <style:text-properties style:font-name="Calibri" style:font-name-complex="Calibri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07" style:parent-style-name="TableContents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8" style:parent-style-name="TableContents" style:list-style-name="LFO3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9" style:parent-style-name="TableContents" style:list-style-name="LFO3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3" style:parent-style-name="TableContents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14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8" style:parent-style-name="TableContents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19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23" style:parent-style-name="TableContents" style:list-style-name="LFO4" style:family="paragraph">
      <style:text-properties style:font-name="Calibri" style:font-name-complex="Calibri" fo:font-size="11pt" style:font-size-asian="11pt" style:font-size-complex="11pt"/>
    </style:style>
    <style:style style:name="P124" style:parent-style-name="Standard" style:family="paragraph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<text:span text:style-name="T2">Retail Web Turnkey Progress Report:</text:span><text:span text:style-name="T3"><text:s/>Week 1</text:span>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Project Name: Retail Web Turnkey</text:p>
            <text:p text:style-name="TableContents"><text:span text:style-name="T9">Date: Friday 21</text:span><text:span text:style-name="T10">st</text:span><text:span text:style-name="T11"><text:s/>July 2017</text:span></text:p>
            <text:p text:style-name="TableContents"><text:span text:style-name="T12">Reporting Period: Monday 17</text:span><text:span text:style-name="T13">th<text:s/></text:span><text:span text:style-name="T14">July – Sunday 23</text:span><text:span text:style-name="T15">rd</text:span><text:span text:style-name="T16"><text:s/>July 2017</text:span></text:p>
          </table:table-cell>
        </table:table-row>
        <table:table-row table:style-name="TableRow17">
          <table:table-cell table:style-name="TableCell18">
            <text:p text:style-name="TableContents"><text:span text:style-name="T19">Administrative Checks</text:span><text:span text:style-name="T20">:</text:span></text:p>
            <text:p text:style-name="P21"/>
            <text:p text:style-name="P22">Target total hours to date:</text:p>
            <text:p text:style-name="P23"/>
            <table:table table:style-name="Table24">
              <table:table-columns>
                <table:table-column table:style-name="TableColumn25"/>
                <table:table-column table:style-name="TableColumn26"/>
                <table:table-column table:style-name="TableColumn27"/>
                <table:table-column table:style-name="TableColumn28"/>
              </table:table-columns>
              <table:table-row table:style-name="TableRow29">
                <table:table-cell table:style-name="TableCell30">
                  <text:p text:style-name="P31"/>
                </table:table-cell>
                <table:table-cell table:style-name="TableCell32">
                  <text:p text:style-name="P33">James<text:s/>Owens</text:p>
                </table:table-cell>
                <table:table-cell table:style-name="TableCell34">
                  <text:p text:style-name="P35">Mark Omadto</text:p>
                </table:table-cell>
                <table:table-cell table:style-name="TableCell36">
                  <text:p text:style-name="P37">Tom Misikea</text:p>
                </table:table-cell>
              </table:table-row>
              <table:table-row table:style-name="TableRow38">
                <table:table-cell table:style-name="TableCell39">
                  <text:p text:style-name="P40">Timecard:</text:p>
                </table:table-cell>
                <table:table-cell table:style-name="TableCell41">
                  <text:p text:style-name="P42"/>
                </table:table-cell>
                <table:table-cell table:style-name="TableCell43">
                  <text:p text:style-name="P44"/>
                </table:table-cell>
                <table:table-cell table:style-name="TableCell45">
                  <text:p text:style-name="P46"/>
                </table:table-cell>
              </table:table-row>
              <table:table-row table:style-name="TableRow47">
                <table:table-cell table:style-name="TableCell48">
                  <text:p text:style-name="P49">Total Hours to date:</text:p>
                </table:table-cell>
                <table:table-cell table:style-name="TableCell50">
                  <text:p text:style-name="P51">6 hours</text:p>
                </table:table-cell>
                <table:table-cell table:style-name="TableCell52">
                  <text:p text:style-name="P53">12 hours</text:p>
                </table:table-cell>
                <table:table-cell table:style-name="TableCell54">
                  <text:p text:style-name="P55">7 Hours</text:p>
                </table:table-cell>
              </table:table-row>
              <table:table-row table:style-name="TableRow56">
                <table:table-cell table:style-name="TableCell57">
                  <text:p text:style-name="P58">Personal log:</text:p>
                </table:table-cell>
                <table:table-cell table:style-name="TableCell59">
                  <text:p text:style-name="P60"/>
                </table:table-cell>
                <table:table-cell table:style-name="TableCell61">
                  <text:p text:style-name="P62"/>
                </table:table-cell>
                <table:table-cell table:style-name="TableCell63">
                  <text:p text:style-name="P64"/>
                </table:table-cell>
              </table:table-row>
              <table:table-row table:style-name="TableRow65">
                <table:table-cell table:style-name="TableCell66">
                  <text:p text:style-name="P67">Project Diary:</text:p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  <table:table-cell table:style-name="TableCell72">
                  <text:p text:style-name="P73"/>
                </table:table-cell>
              </table:table-row>
            </table:table>
            <text:p text:style-name="P74"/>
            <text:p text:style-name="TableContents"><text:span text:style-name="T75">Allocated Duties</text:span><text:span text:style-name="T76">:</text:span></text:p>
            <text:p text:style-name="P77">Backups taken: <text:s/>0</text:p>
            <text:p text:style-name="P78">Backups tested: 0</text:p>
          </table:table-cell>
        </table:table-row>
        <table:table-row table:style-name="TableRow79">
          <table:table-cell table:style-name="TableCell80">
            <text:p text:style-name="P81">Work Completed this reporting period:</text:p>
            <text:p text:style-name="P82">James:</text:p>
            <text:list text:style-name="LFO1" text:continue-numbering="true">
              <text:list-item>
                <text:p text:style-name="P83">Lead the inaugural project team meeting.</text:p>
              </text:list-item>
              <text:list-item>
                <text:p text:style-name="P84">Researched and setup the team’s git repository.</text:p>
              </text:list-item>
              <text:list-item>
                <text:p text:style-name="P85">Began initial work on the Project Proposal.</text:p>
              </text:list-item>
            </text:list>
            <text:p text:style-name="P86">Mark:</text:p>
            <text:list text:style-name="LFO1" text:continue-numbering="true">
              <text:list-item>
                <text:p text:style-name="P87">Learn a little bit about git for the project.</text:p>
              </text:list-item>
              <text:list-item>
                <text:p text:style-name="P88">Setup a group chat for the team using WhatsApp phone application.</text:p>
              </text:list-item>
              <text:list-item>
                <text:p text:style-name="P89">Total Hours: 12 Hours</text:p>
              </text:list-item>
            </text:list>
            <text:p text:style-name="P90">Tom:</text:p>
            <text:list text:style-name="LFO5" text:continue-numbering="true">
              <text:list-item>
                <text:p text:style-name="P91">Learn how to use git repository.</text:p>
              </text:list-item>
              <text:list-item>
                <text:p text:style-name="P92">Reading guidelines on what need to be worked on first.</text:p>
              </text:list-item>
              <text:list-item>
                <text:p text:style-name="P93">Total Hours: 7 Hours</text:p>
              </text:list-item>
            </text:list>
          </table:table-cell>
        </table:table-row>
        <table:table-row table:style-name="TableRow94">
          <table:table-cell table:style-name="TableCell95">
            <text:p text:style-name="P96">Work to complete for next reporting period:</text:p>
            <text:p text:style-name="P97">James:</text:p>
            <text:list text:style-name="LFO2" text:continue-numbering="true">
              <text:list-item>
                <text:p text:style-name="P98">Continue work on the Project Proposal.</text:p>
              </text:list-item>
              <text:list-item>
                <text:p text:style-name="P99">Total Hours:</text:p>
              </text:list-item>
            </text:list>
            <text:p text:style-name="P100">Mark:</text:p>
            <text:list text:style-name="LFO3" text:continue-numbering="true">
              <text:list-item>
                <text:p text:style-name="P101">Get more information about the project we choose to do by having a meeting with the client.</text:p>
              </text:list-item>
            </text:list>
            <text:p text:style-name="P102">Tom:</text:p>
            <text:list text:style-name="LFO7" text:continue-numbering="true">
              <text:list-item>
                <text:p text:style-name="P103">Continue working on project proposal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What’s going well:</text:p>
            <text:p text:style-name="P107">Mark:</text:p>
            <text:list text:style-name="LFO3" text:continue-numbering="true">
              <text:list-item>
                <text:p text:style-name="P108">So far the team is well<text:s/>organized. We setup Github for all the files/document that we are going to use and share on the group.<text:s/></text:p>
              </text:list-item>
              <text:list-item>
                <text:p text:style-name="P109">A group chat called WhatsApp for phone are also setup for the group to use to communicate outside project hour.</text:p>
              </text:list-item>
            </text:list>
          </table:table-cell>
        </table:table-row>
        <table:table-row table:style-name="TableRow110">
          <table:table-cell table:style-name="TableCell111">
            <text:p text:style-name="P112">What’s not going well:</text:p>
            <text:p text:style-name="P113">Mark:</text:p>
            <text:list text:style-name="LFO4" text:continue-numbering="true">
              <text:list-item>
                <text:p text:style-name="P114">We cannot make more hours on the first week as we have lack of information about the project we choose to do.</text:p>
              </text:list-item>
            </text:list>
          </table:table-cell>
        </table:table-row>
        <text:soft-page-break/>
        <table:table-row table:style-name="TableRow115">
          <table:table-cell table:style-name="TableCell116">
            <text:p text:style-name="P117">Suggestions/issues:</text:p>
            <text:p text:style-name="P118">Tom:</text:p>
            <text:list text:style-name="LFO4" text:continue-numbering="true">
              <text:list-item>
                <text:p text:style-name="P119">Took me time to get use to using git hub tool.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Project Changes:</text:p>
            <text:list text:style-name="LFO4" text:continue-numbering="true">
              <text:list-item>
                <text:p text:style-name="P123">None</text:p>
              </text:list-item>
            </text:list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X I I</meta:initial-creator>
    <dc:creator>X I I</dc:creator>
    <meta:creation-date>2017-08-21T23:50:00Z</meta:creation-date>
    <dc:date>2017-08-22T01:33:00Z</dc:date>
    <meta:template xlink:href="Normal" xlink:type="simple"/>
    <meta:editing-cycles>15</meta:editing-cycles>
    <meta:editing-duration>PT1140S</meta:editing-duration>
    <meta:document-statistic meta:page-count="2" meta:paragraph-count="3" meta:word-count="237" meta:character-count="1586" meta:row-count="11" meta:non-whitespace-character-count="1352"/>
  </office:meta>
</office:document-meta>
</file>